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00" draw:textarea-horizontal-align="justify" draw:textarea-vertical-align="middle" draw:auto-grow-height="false" fo:min-height="1.25cm" fo:min-width="24cm"/>
    </style:style>
    <style:style style:name="gr2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="Extrémités_20_de_20_flèche_20_1" draw:marker-start-width="0.28cm" draw:marker-end="Extrémités_20_de_20_flèche_20_2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2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45cm" fo:min-width="2.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5cm" svg:stroke-color="#000000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  <style:paragraph-properties style:writing-mode="lr-tb"/>
    </style:style>
    <style:style style:name="gr14" style:family="graphic" style:parent-style-name="standard">
      <style:graphic-properties draw:fill="solid" draw:fill-color="#00dc00" draw:textarea-horizontal-align="justify" draw:textarea-vertical-align="middle" draw:auto-grow-height="false" fo:min-height="1.25cm" fo:min-width="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565cm" fo:min-width="11cm"/>
    </style:style>
    <style:style style:name="gr19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1.143cm"/>
    </style:style>
    <style:style style:name="gr20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5cm"/>
    </style:style>
    <style:style style:name="gr21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2.786cm"/>
    </style:style>
    <style:style style:name="gr22" style:family="graphic" style:parent-style-name="standard">
      <style:graphic-properties draw:fill="solid" draw:fill-color="#ff0000" draw:textarea-horizontal-align="justify" draw:textarea-vertical-align="middle" draw:auto-grow-height="false" fo:min-height="0.566cm" fo:min-width="13.2cm"/>
    </style:style>
    <style:style style:name="gr23" style:family="graphic" style:parent-style-name="standard">
      <style:graphic-properties draw:fill="solid" draw:fill-color="#00dc00" draw:textarea-horizontal-align="justify" draw:textarea-vertical-align="middle" draw:auto-grow-height="false" fo:min-height="0.565cm" fo:min-width="3.98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3.3cm"/>
    </style:style>
    <style:style style:name="gr27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2.7cm"/>
    </style:style>
    <style:style style:name="gr28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.8cm"/>
    </style:style>
    <style:style style:name="gr29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13.1cm"/>
    </style:style>
    <style:style style:name="gr30" style:family="graphic" style:parent-style-name="standard">
      <style:graphic-properties draw:fill="solid" draw:fill-color="#00dc00" draw:textarea-horizontal-align="justify" draw:textarea-vertical-align="middle" draw:auto-grow-height="false" fo:min-height="0.45cm" fo:min-width="5.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dc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3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style:text-underline-style="none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text-underline-style="none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size="13pt"/>
    </style:style>
    <style:style style:name="T3" style:family="text">
      <style:text-properties fo:font-size="18pt"/>
    </style:style>
    <style:style style:name="T4" style:family="text">
      <style:text-properties fo:color="#0000ff" loext:opacity="100%"/>
    </style:style>
    <style:style style:name="T5" style:family="text">
      <style:text-properties fo:color="#dc0000" loext:opacity="100%"/>
    </style:style>
    <style:style style:name="T6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4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4.0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cm" svg:y1="8.5cm" svg:x2="5.5cm" svg:y2="8.5cm">
          <text:p/>
        </draw:line>
        <draw:line draw:style-name="gr5" draw:text-style-name="P4" draw:layer="layout" svg:x1="7.5cm" svg:y1="8.5cm" svg:x2="14.5cm" svg:y2="8.5cm">
          <text:p/>
        </draw:line>
        <draw:line draw:style-name="gr5" draw:text-style-name="P4" draw:layer="layout" svg:x1="14.5cm" svg:y1="5.8cm" svg:x2="19.5cm" svg:y2="5.8cm">
          <text:p/>
        </draw:line>
        <draw:line draw:style-name="gr5" draw:text-style-name="P4" draw:layer="layout" svg:x1="5.5cm" svg:y1="5.8cm" svg:x2="7.5cm" svg:y2="5.8cm">
          <text:p/>
        </draw:line>
        <draw:line draw:style-name="gr5" draw:text-style-name="P4" draw:layer="layout" svg:x1="19.5cm" svg:y1="8.5cm" svg:x2="26.5cm" svg:y2="8.5cm">
          <text:p/>
        </draw:line>
        <draw:frame draw:style-name="gr4" draw:text-style-name="P6" draw:layer="layout" svg:width="3cm" svg:height="0.962cm" svg:x="2cm" svg:y="8.9cm">
          <draw:text-box>
            <text:p text:style-name="P5">30</text:p>
          </draw:text-box>
        </draw:frame>
        <draw:frame draw:style-name="gr4" draw:text-style-name="P6" draw:layer="layout" svg:width="3cm" svg:height="0.962cm" svg:x="5cm" svg:y="4.6cm">
          <draw:text-box>
            <text:p text:style-name="P5">20</text:p>
          </draw:text-box>
        </draw:frame>
        <draw:frame draw:style-name="gr4" draw:text-style-name="P6" draw:layer="layout" svg:width="3cm" svg:height="0.962cm" svg:x="9.5cm" svg:y="8.9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4.6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8.9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identical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9.6cm" svg:x2="7.5cm" svg:y2="9.6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150/150 = 10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738cm">
          <draw:text-box>
            <text:p>minus-CDS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5.5cm" svg:y1="10cm" svg:x2="19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10.4cm" svg:y="8.8cm">
          <draw:text-box>
            <text:p text:style-name="P5">11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9cm">
          <draw:text-box>
            <text:p>Identity : 90/150 = 60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4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6cm" svg:y="9.1cm">
          <draw:text-box>
            <text:p>shift_test.gff3</text:p>
          </draw:text-box>
        </draw:frame>
        <draw:line draw:style-name="gr5" draw:text-style-name="P4" draw:layer="layout" svg:x1="2cm" svg:y1="12.7cm" svg:x2="5.5cm" svg:y2="12.7cm">
          <text:p/>
        </draw:line>
        <draw:line draw:style-name="gr5" draw:text-style-name="P4" draw:layer="layout" svg:x1="8cm" svg:y1="12.7cm" svg:x2="14.5cm" svg:y2="12.7cm">
          <text:p/>
        </draw:line>
        <draw:line draw:style-name="gr5" draw:text-style-name="P4" draw:layer="layout" svg:x1="14.5cm" svg:y1="10cm" svg:x2="19.5cm" svg:y2="10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7cm" svg:x2="26.5cm" svg:y2="12.7cm">
          <text:p/>
        </draw:line>
        <draw:frame draw:style-name="gr4" draw:text-style-name="P6" draw:layer="layout" svg:width="3cm" svg:height="0.962cm" svg:x="2cm" svg:y="13.1cm">
          <draw:text-box>
            <text:p text:style-name="P5">30</text:p>
          </draw:text-box>
        </draw:frame>
        <draw:frame draw:style-name="gr4" draw:text-style-name="P6" draw:layer="layout" svg:width="3cm" svg:height="0.962cm" svg:x="5cm" svg:y="8.8cm">
          <draw:text-box>
            <text:p text:style-name="P5">20</text:p>
          </draw:text-box>
        </draw:frame>
        <draw:frame draw:style-name="gr4" draw:text-style-name="P6" draw:layer="layout" svg:width="3cm" svg:height="0.962cm" svg:x="9.5cm" svg:y="13.1cm">
          <draw:text-box>
            <text:p text:style-name="P5">59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8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3.1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.9cm">
          <draw:text-box>
            <text:p>Exon</text:p>
          </draw:text-box>
        </draw:frame>
        <draw:frame draw:style-name="gr4" draw:text-style-name="P3" draw:layer="layout" svg:width="2.5cm" svg:height="0.962cm" svg:x="23.5cm" svg:y="3.2cm">
          <draw:text-box>
            <text:p>Intron</text:p>
          </draw:text-box>
        </draw:frame>
        <draw:frame draw:style-name="gr9" draw:text-style-name="P3" draw:layer="layout" svg:width="6cm" svg:height="1.673cm" svg:x="17.6cm" svg:y="13.7cm">
          <draw:text-box>
            <text:p>Identity : 30/150 = 20 %</text:p>
          </draw:text-box>
        </draw:frame>
        <draw:line draw:style-name="gr10" draw:text-style-name="P4" draw:layer="layout" svg:x1="7.5cm" svg:y1="9.7cm" svg:x2="7.5cm" svg:y2="10.7cm">
          <text:p/>
        </draw:line>
        <draw:line draw:style-name="gr10" draw:text-style-name="P4" draw:layer="layout" svg:x1="7.5cm" svg:y1="9.7cm" svg:x2="7.8cm" svg:y2="9.7cm">
          <text:p/>
        </draw:line>
        <draw:line draw:style-name="gr10" draw:text-style-name="P4" draw:layer="layout" svg:x1="7.8cm" svg:y1="9.7cm" svg:x2="7.8cm" svg:y2="10.7cm">
          <text:p/>
        </draw:line>
        <draw:line draw:style-name="gr11" draw:text-style-name="P4" draw:layer="layout" svg:x1="7.8cm" svg:y1="10.7cm" svg:x2="7.8cm" svg:y2="12.2cm">
          <text:p/>
        </draw:line>
        <draw:line draw:style-name="gr11" draw:text-style-name="P4" draw:layer="layout" svg:x1="7.5cm" svg:y1="10.7cm" svg:x2="7.5cm" svg:y2="12.2cm">
          <text:p/>
        </draw:line>
        <draw:line draw:style-name="gr12" draw:text-style-name="P4" draw:layer="layout" svg:x1="7.948cm" svg:y1="9.682cm" svg:x2="9.5cm" svg:y2="8.7cm">
          <text:p/>
        </draw:line>
        <draw:frame draw:style-name="gr13" draw:text-style-name="P8" draw:layer="layout" svg:width="5.5cm" svg:height="1.787cm" svg:x="9.5cm" svg:y="8.213cm">
          <draw:text-box>
            <text:p><text:span text:style-name="T2">Star</text:span><text:span text:style-name="T2">t of </text:span><text:span text:style-name="T2">the </text:span><text:span text:style-name="T2">sec</text:span><text:span text:style-name="T2">ond </text:span><text:span text:style-name="T2">exo</text:span><text:span text:style-name="T2">n </text:span><text:span text:style-name="T2">one </text:span><text:span text:style-name="T2">nucl</text:span><text:span text:style-name="T2">eoti</text:span><text:span text:style-name="T2">de </text:span><text:span text:style-name="T2">late</text:span>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4.5cm" svg:height="1.5cm" svg:x="2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2.5cm" svg:height="1.5cm" draw:transform="skewX (0.00261799387799149) rotate (0.00279252680319093) translate (2cm 10.53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7.5cm" svg:height="0.962cm" svg:x="0.3cm" svg:y="9cm">
          <draw:text-box>
            <text:p><text:span text:style-name="T3">fus</text:span><text:span text:style-name="T3">ion</text:span><text:span text:style-name="T3">_te</text:span><text:span text:style-name="T3">st.</text:span><text:span text:style-name="T3">gff</text:span><text:span text:style-name="T3">3</text:span></text:p>
          </draw:text-box>
        </draw:frame>
        <draw:line draw:style-name="gr5" draw:text-style-name="P4" draw:layer="layout" svg:x1="2cm" svg:y1="12.5cm" svg:x2="14.5cm" svg:y2="12.5cm">
          <text:p/>
        </draw:line>
        <draw:line draw:style-name="gr5" draw:text-style-name="P4" draw:layer="layout" svg:x1="14.5cm" svg:y1="9.8cm" svg:x2="19.5cm" svg:y2="9.8cm">
          <text:p/>
        </draw:line>
        <draw:line draw:style-name="gr5" draw:text-style-name="P4" draw:layer="layout" svg:x1="19.5cm" svg:y1="12.5cm" svg:x2="26.5cm" svg:y2="12.5cm">
          <text:p/>
        </draw:line>
        <draw:frame draw:style-name="gr4" draw:text-style-name="P10" draw:layer="layout" svg:width="3cm" svg:height="0.962cm" svg:x="6.1cm" svg:y="12.8cm">
          <draw:text-box>
            <text:p text:style-name="P5"><text:span text:style-name="T3">11</text:span><text:span text:style-name="T3">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15.5cm" svg:y="8.6cm">
          <draw:text-box>
            <text:p text:style-name="P5"><text:span text:style-name="T3">30</text:span></text:p>
          </draw:text-box>
        </draw:frame>
        <draw:frame draw:style-name="gr4" draw:text-style-name="P10" draw:layer="layout" svg:width="3cm" svg:height="0.962cm" svg:x="21.7cm" svg:y="12.9cm">
          <draw:text-box>
            <text:p text:style-name="P5"><text:span text:style-name="T3">60</text:span></text:p>
          </draw:text-box>
        </draw:frame>
        <draw:custom-shape draw:style-name="gr6" draw:text-style-name="P2" draw:layer="layout" svg:width="2.7cm" svg:height="0.7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3.3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0.962cm" svg:x="23.5cm" svg:y="1.9cm">
          <draw:text-box>
            <text:p><text:span text:style-name="T3">Ex</text:span><text:span text:style-name="T3">on</text:span></text:p>
          </draw:text-box>
        </draw:frame>
        <draw:frame draw:style-name="gr4" draw:text-style-name="P9" draw:layer="layout" svg:width="2.5cm" svg:height="0.962cm" svg:x="23.5cm" svg:y="3.2cm">
          <draw:text-box>
            <text:p><text:span text:style-name="T3">Int</text:span><text:span text:style-name="T3">ron</text:span></text:p>
          </draw:text-box>
        </draw:frame>
        <draw:frame draw:style-name="gr9" draw:text-style-name="P3" draw:layer="layout" svg:width="6cm" svg:height="1.673cm" svg:x="17.6cm" svg:y="13.862cm">
          <draw:text-box>
            <text:p>Identity : 30/170 = 17,6 %</text:p>
          </draw:text-box>
        </draw:frame>
        <draw:custom-shape draw:style-name="gr1" draw:text-style-name="P1" draw:layer="layout" svg:width="24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2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2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2cm" svg:y="2.638cm">
          <draw:text-box>
            <text:p>basic_test.gff3</text:p>
          </draw:text-box>
        </draw:frame>
        <draw:line draw:style-name="gr5" draw:text-style-name="P4" draw:layer="layout" svg:x1="2.002cm" svg:y1="7.1cm" svg:x2="5.502cm" svg:y2="7.1cm">
          <text:p/>
        </draw:line>
        <draw:line draw:style-name="gr5" draw:text-style-name="P4" draw:layer="layout" svg:x1="7.502cm" svg:y1="7.1cm" svg:x2="14.502cm" svg:y2="7.1cm">
          <text:p/>
        </draw:line>
        <draw:line draw:style-name="gr5" draw:text-style-name="P4" draw:layer="layout" svg:x1="14.502cm" svg:y1="4.4cm" svg:x2="19.502cm" svg:y2="4.4cm">
          <text:p/>
        </draw:line>
        <draw:line draw:style-name="gr5" draw:text-style-name="P4" draw:layer="layout" svg:x1="5.502cm" svg:y1="4.4cm" svg:x2="7.502cm" svg:y2="4.4cm">
          <text:p/>
        </draw:line>
        <draw:line draw:style-name="gr5" draw:text-style-name="P4" draw:layer="layout" svg:x1="19.502cm" svg:y1="7.1cm" svg:x2="26.502cm" svg:y2="7.1cm">
          <text:p/>
        </draw:line>
        <draw:frame draw:style-name="gr4" draw:text-style-name="P6" draw:layer="layout" svg:width="3cm" svg:height="0.962cm" svg:x="2.002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2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2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2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2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3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4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2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4cm">
          <draw:text-box>
            <text:p>reverse.gff3</text:p>
          </draw:text-box>
        </draw:frame>
        <draw:line draw:style-name="gr5" draw:text-style-name="P4" draw:layer="layout" svg:x1="23cm" svg:y1="12.3cm" svg:x2="26.5cm" svg:y2="12.3cm">
          <text:p/>
        </draw:line>
        <draw:line draw:style-name="gr5" draw:text-style-name="P4" draw:layer="layout" svg:x1="14cm" svg:y1="12.3cm" svg:x2="21cm" svg:y2="12.3cm">
          <text:p/>
        </draw:line>
        <draw:line draw:style-name="gr5" draw:text-style-name="P4" draw:layer="layout" svg:x1="9cm" svg:y1="9.6cm" svg:x2="14cm" svg:y2="9.6cm">
          <text:p/>
        </draw:line>
        <draw:line draw:style-name="gr5" draw:text-style-name="P4" draw:layer="layout" svg:x1="21cm" svg:y1="9.6cm" svg:x2="23cm" svg:y2="9.6cm">
          <text:p/>
        </draw:line>
        <draw:line draw:style-name="gr5" draw:text-style-name="P4" draw:layer="layout" svg:x1="1.9cm" svg:y1="12.3cm" svg:x2="8.9cm" svg:y2="12.3cm">
          <text:p/>
        </draw:line>
        <draw:frame draw:style-name="gr4" draw:text-style-name="P6" draw:layer="layout" svg:width="3cm" svg:height="0.962cm" svg:x="23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20.5cm" svg:y="8.4cm">
          <draw:text-box>
            <text:p text:style-name="P5">20</text:p>
          </draw:text-box>
        </draw:frame>
        <draw:frame draw:style-name="gr4" draw:text-style-name="P6" draw:layer="layout" svg:width="3cm" svg:height="0.962cm" svg:x="16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0cm" svg:y="8.4cm">
          <draw:text-box>
            <text:p text:style-name="P5">30</text:p>
          </draw:text-box>
        </draw:frame>
        <draw:frame draw:style-name="gr4" draw:text-style-name="P6" draw:layer="layout" svg:width="3cm" svg:height="0.962cm" svg:x="4.1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0/150 = 0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basic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before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</text:span><text:span text:style-name="T4">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</text:span><text:span text:style-name="T4">0</text:span></text:p>
          </draw:text-box>
        </draw:frame>
        <draw:frame draw:style-name="gr16" draw:text-style-name="P3" draw:layer="layout" svg:width="2.831cm" svg:height="0.962cm" svg:x="0.388cm" svg:y="9.396cm">
          <draw:text-box>
            <text:p>Pos : <text:span text:style-name="T5">4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24</text:span><text:span text:style-name="T5">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4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cm" svg:y="1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cm" svg:y="8.538cm">
          <draw:text-box>
            <text:p>diff-start-after_test.gff3</text:p>
          </draw:text-box>
        </draw:frame>
        <draw:line draw:style-name="gr5" draw:text-style-name="P4" draw:layer="layout" svg:x1="2cm" svg:y1="12.3cm" svg:x2="5.5cm" svg:y2="12.3cm">
          <text:p/>
        </draw:line>
        <draw:line draw:style-name="gr5" draw:text-style-name="P4" draw:layer="layout" svg:x1="7.5cm" svg:y1="12.3cm" svg:x2="14.5cm" svg:y2="12.3cm">
          <text:p/>
        </draw:line>
        <draw:line draw:style-name="gr5" draw:text-style-name="P4" draw:layer="layout" svg:x1="14.5cm" svg:y1="9.6cm" svg:x2="19.5cm" svg:y2="9.6cm">
          <text:p/>
        </draw:line>
        <draw:line draw:style-name="gr5" draw:text-style-name="P4" draw:layer="layout" svg:x1="5.5cm" svg:y1="10cm" svg:x2="7.5cm" svg:y2="10cm">
          <text:p/>
        </draw:line>
        <draw:line draw:style-name="gr5" draw:text-style-name="P4" draw:layer="layout" svg:x1="19.5cm" svg:y1="12.3cm" svg:x2="26.5cm" svg:y2="12.3cm">
          <text:p/>
        </draw:line>
        <draw:frame draw:style-name="gr4" draw:text-style-name="P6" draw:layer="layout" svg:width="3cm" svg:height="0.962cm" svg:x="2cm" svg:y="12.7cm">
          <draw:text-box>
            <text:p text:style-name="P5">30</text:p>
          </draw:text-box>
        </draw:frame>
        <draw:frame draw:style-name="gr4" draw:text-style-name="P6" draw:layer="layout" svg:width="3cm" svg:height="0.962cm" svg:x="9.5cm" svg:y="12.7cm">
          <draw:text-box>
            <text:p text:style-name="P5">6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15.5cm" svg:y="8.4cm">
          <draw:text-box>
            <text:p text:style-name="P5">30</text:p>
          </draw:text-box>
        </draw:frame>
        <draw:frame draw:style-name="gr4" draw:text-style-name="P6" draw:layer="layout" svg:width="3cm" svg:height="0.962cm" svg:x="21.7cm" svg:y="12.7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1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5cm">
          <draw:text-box>
            <text:p>Exon</text:p>
          </draw:text-box>
        </draw:frame>
        <draw:frame draw:style-name="gr4" draw:text-style-name="P3" draw:layer="layout" svg:width="2.5cm" svg:height="0.962cm" svg:x="23.5cm" svg:y="1.8cm">
          <draw:text-box>
            <text:p>Intron</text:p>
          </draw:text-box>
        </draw:frame>
        <draw:frame draw:style-name="gr9" draw:text-style-name="P3" draw:layer="layout" svg:width="6cm" svg:height="1.673cm" svg:x="17.6cm" svg:y="13.6cm">
          <draw:text-box>
            <text:p>Identity : 30/240 = 12,5 %</text:p>
          </draw:text-box>
        </draw:frame>
        <draw:custom-shape draw:style-name="gr1" draw:text-style-name="P1" draw:layer="layout" svg:width="24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.5cm" svg:x="2.0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7.50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cm" svg:height="1.5cm" svg:x="19.501cm" svg:y="5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0.962cm" svg:x="0.501cm" svg:y="2.638cm">
          <draw:text-box>
            <text:p><text:span text:style-name="T1">ba</text:span><text:span text:style-name="T1">sic</text:span>_test.gff3</text:p>
          </draw:text-box>
        </draw:frame>
        <draw:line draw:style-name="gr5" draw:text-style-name="P4" draw:layer="layout" svg:x1="2.001cm" svg:y1="7.1cm" svg:x2="5.501cm" svg:y2="7.1cm">
          <text:p/>
        </draw:line>
        <draw:line draw:style-name="gr5" draw:text-style-name="P4" draw:layer="layout" svg:x1="7.501cm" svg:y1="7.1cm" svg:x2="14.501cm" svg:y2="7.1cm">
          <text:p/>
        </draw:line>
        <draw:line draw:style-name="gr5" draw:text-style-name="P4" draw:layer="layout" svg:x1="14.501cm" svg:y1="4.4cm" svg:x2="19.501cm" svg:y2="4.4cm">
          <text:p/>
        </draw:line>
        <draw:line draw:style-name="gr5" draw:text-style-name="P4" draw:layer="layout" svg:x1="5.501cm" svg:y1="4.4cm" svg:x2="7.501cm" svg:y2="4.4cm">
          <text:p/>
        </draw:line>
        <draw:line draw:style-name="gr5" draw:text-style-name="P4" draw:layer="layout" svg:x1="19.501cm" svg:y1="7.1cm" svg:x2="26.501cm" svg:y2="7.1cm">
          <text:p/>
        </draw:line>
        <draw:frame draw:style-name="gr4" draw:text-style-name="P6" draw:layer="layout" svg:width="3cm" svg:height="0.962cm" svg:x="2.001cm" svg:y="7.5cm">
          <draw:text-box>
            <text:p text:style-name="P5">30</text:p>
          </draw:text-box>
        </draw:frame>
        <draw:frame draw:style-name="gr4" draw:text-style-name="P6" draw:layer="layout" svg:width="3cm" svg:height="0.962cm" svg:x="5.001cm" svg:y="3.2cm">
          <draw:text-box>
            <text:p text:style-name="P5">20</text:p>
          </draw:text-box>
        </draw:frame>
        <draw:frame draw:style-name="gr4" draw:text-style-name="P6" draw:layer="layout" svg:width="3cm" svg:height="0.962cm" svg:x="9.5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15.501cm" svg:y="3.2cm">
          <draw:text-box>
            <text:p text:style-name="P5">30</text:p>
          </draw:text-box>
        </draw:frame>
        <draw:frame draw:style-name="gr4" draw:text-style-name="P6" draw:layer="layout" svg:width="3cm" svg:height="0.962cm" svg:x="21.701cm" svg:y="7.5cm">
          <draw:text-box>
            <text:p text:style-name="P5">60</text:p>
          </draw:text-box>
        </draw:frame>
        <draw:frame draw:style-name="gr4" draw:text-style-name="P6" draw:layer="layout" svg:width="3cm" svg:height="0.962cm" svg:x="5.001cm" svg:y="9.2cm">
          <draw:text-box>
            <text:p text:style-name="P5">20</text:p>
          </draw:text-box>
        </draw:frame>
        <draw:frame draw:style-name="gr15" draw:text-style-name="P3" draw:layer="layout" svg:width="3.182cm" svg:height="0.962cm" svg:x="0.388cm" svg:y="4.196cm">
          <draw:text-box>
            <text:p>Pos : <text:span text:style-name="T4">10</text:span><text:span text:style-name="T4">0</text:span></text:p>
          </draw:text-box>
        </draw:frame>
        <draw:frame draw:style-name="gr15" draw:text-style-name="P3" draw:layer="layout" svg:width="3.182cm" svg:height="0.962cm" svg:x="24.588cm" svg:y="3.996cm">
          <draw:text-box>
            <text:p>Pos : <text:span text:style-name="T4">30</text:span><text:span text:style-name="T4">0</text:span></text:p>
          </draw:text-box>
        </draw:frame>
        <draw:frame draw:style-name="gr15" draw:text-style-name="P3" draw:layer="layout" svg:width="3.182cm" svg:height="0.962cm" svg:x="0.388cm" svg:y="9.396cm">
          <draw:text-box>
            <text:p>Pos : <text:span text:style-name="T5">16</text:span><text:span text:style-name="T5">0</text:span></text:p>
          </draw:text-box>
        </draw:frame>
        <draw:frame draw:style-name="gr17" draw:text-style-name="P3" draw:layer="layout" svg:width="3.5cm" svg:height="1.673cm" svg:x="24.5cm" svg:y="9.296cm">
          <draw:text-box>
            <text:p>Pos : <text:span text:style-name="T5">36</text:span><text:span text:style-name="T5">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8" draw:text-style-name="P1" draw:layer="layout" svg:width="11.5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5.5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5.5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6.62cm" svg:x2="2.643cm" svg:y2="6.62cm">
          <text:p/>
        </draw:line>
        <draw:line draw:style-name="gr5" draw:text-style-name="P4" draw:layer="layout" svg:x1="3.582cm" svg:y1="6.62cm" svg:x2="6.868cm" svg:y2="6.62cm">
          <text:p/>
        </draw:line>
        <draw:line draw:style-name="gr5" draw:text-style-name="P4" draw:layer="layout" svg:x1="6.867cm" svg:y1="5.153cm" svg:x2="9.214cm" svg:y2="5.153cm">
          <text:p/>
        </draw:line>
        <draw:line draw:style-name="gr5" draw:text-style-name="P4" draw:layer="layout" svg:x1="2.643cm" svg:y1="5.153cm" svg:x2="3.582cm" svg:y2="5.153cm">
          <text:p/>
        </draw:line>
        <draw:line draw:style-name="gr5" draw:text-style-name="P4" draw:layer="layout" svg:x1="9.214cm" svg:y1="6.62cm" svg:x2="12.5cm" svg:y2="6.62cm">
          <text:p/>
        </draw:line>
        <draw:frame draw:style-name="gr4" draw:text-style-name="P6" draw:layer="layout" svg:width="1.408cm" svg:height="0.962cm" svg:x="1cm" svg:y="6.5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4.2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6.5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4.3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6.538cm">
          <draw:text-box>
            <text:p text:style-name="P5">60</text:p>
          </draw:text-box>
        </draw:frame>
        <draw:custom-shape draw:style-name="gr6" draw:text-style-name="P2" draw:layer="layout" svg:width="2.7cm" svg:height="0.7cm" svg:x="20.5cm" svg:y="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cm" svg:height="0.7cm" svg:x="20.5cm" svg:y="2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0.7cm">
          <draw:text-box>
            <text:p>Exon</text:p>
          </draw:text-box>
        </draw:frame>
        <draw:frame draw:style-name="gr4" draw:text-style-name="P3" draw:layer="layout" svg:width="2.5cm" svg:height="0.962cm" svg:x="23.5cm" svg:y="2cm">
          <draw:text-box>
            <text:p>Intron</text:p>
          </draw:text-box>
        </draw:frame>
        <draw:custom-shape draw:style-name="gr22" draw:text-style-name="P1" draw:layer="layout" svg:width="13.7cm" svg:height="0.816cm" svg:x="14cm" svg:y="5.53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5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43cm" svg:height="0.815cm" svg:x="1cm" svg:y="9.9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85cm" svg:height="0.815cm" svg:x="3.582cm" svg:y="9.93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286cm" svg:height="0.815cm" svg:x="9.214cm" svg:y="9.9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cm" svg:y1="11.02cm" svg:x2="2.643cm" svg:y2="11.02cm">
          <text:p/>
        </draw:line>
        <draw:line draw:style-name="gr5" draw:text-style-name="P4" draw:layer="layout" svg:x1="3.582cm" svg:y1="11.02cm" svg:x2="6.868cm" svg:y2="11.02cm">
          <text:p/>
        </draw:line>
        <draw:line draw:style-name="gr5" draw:text-style-name="P4" draw:layer="layout" svg:x1="6.867cm" svg:y1="9.553cm" svg:x2="9.214cm" svg:y2="9.553cm">
          <text:p/>
        </draw:line>
        <draw:line draw:style-name="gr5" draw:text-style-name="P4" draw:layer="layout" svg:x1="2.643cm" svg:y1="9.553cm" svg:x2="3.582cm" svg:y2="9.553cm">
          <text:p/>
        </draw:line>
        <draw:line draw:style-name="gr5" draw:text-style-name="P4" draw:layer="layout" svg:x1="9.214cm" svg:y1="11.02cm" svg:x2="12.5cm" svg:y2="11.02cm">
          <text:p/>
        </draw:line>
        <draw:frame draw:style-name="gr4" draw:text-style-name="P6" draw:layer="layout" svg:width="1.408cm" svg:height="0.962cm" svg:x="1cm" svg:y="10.938cm">
          <draw:text-box>
            <text:p text:style-name="P5">30</text:p>
          </draw:text-box>
        </draw:frame>
        <draw:frame draw:style-name="gr4" draw:text-style-name="P6" draw:layer="layout" svg:width="1.408cm" svg:height="0.962cm" svg:x="2.408cm" svg:y="8.6cm">
          <draw:text-box>
            <text:p text:style-name="P5">20</text:p>
          </draw:text-box>
        </draw:frame>
        <draw:frame draw:style-name="gr4" draw:text-style-name="P6" draw:layer="layout" svg:width="1.408cm" svg:height="0.962cm" svg:x="4.52cm" svg:y="10.938cm">
          <draw:text-box>
            <text:p text:style-name="P5">60</text:p>
          </draw:text-box>
        </draw:frame>
        <draw:frame draw:style-name="gr4" draw:text-style-name="P6" draw:layer="layout" svg:width="1.408cm" svg:height="0.962cm" svg:x="7.337cm" svg:y="8.7cm">
          <draw:text-box>
            <text:p text:style-name="P5">30</text:p>
          </draw:text-box>
        </draw:frame>
        <draw:frame draw:style-name="gr4" draw:text-style-name="P6" draw:layer="layout" svg:width="1.408cm" svg:height="0.962cm" svg:x="10.247cm" svg:y="10.938cm">
          <draw:text-box>
            <text:p text:style-name="P5">60</text:p>
          </draw:text-box>
        </draw:fram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23.214cm" svg:y="5.5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5.53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6.591cm" svg:x2="18.5cm" svg:y2="6.591cm">
          <text:p/>
        </draw:line>
        <draw:frame draw:style-name="gr24" draw:text-style-name="P6" draw:layer="layout" svg:width="1.853cm" svg:height="0.991cm" svg:x="15.347cm" svg:y="6.609cm">
          <draw:text-box>
            <text:p text:style-name="P5">100</text:p>
          </draw:text-box>
        </draw:frame>
        <draw:line draw:style-name="gr5" draw:text-style-name="P4" draw:layer="layout" svg:x1="18.714cm" svg:y1="6.622cm" svg:x2="23.1cm" svg:y2="6.622cm">
          <text:p/>
        </draw:line>
        <draw:frame draw:style-name="gr24" draw:text-style-name="P6" draw:layer="layout" svg:width="1.853cm" svg:height="0.991cm" svg:x="19.947cm" svg:y="6.64cm">
          <draw:text-box>
            <text:p text:style-name="P5">100</text:p>
          </draw:text-box>
        </draw:frame>
        <draw:line draw:style-name="gr5" draw:text-style-name="P4" draw:layer="layout" svg:x1="23.314cm" svg:y1="6.553cm" svg:x2="27.7cm" svg:y2="6.553cm">
          <text:p/>
        </draw:line>
        <draw:frame draw:style-name="gr24" draw:text-style-name="P6" draw:layer="layout" svg:width="1.853cm" svg:height="0.991cm" svg:x="24.547cm" svg:y="6.571cm">
          <draw:text-box>
            <text:p text:style-name="P5">100</text:p>
          </draw:text-box>
        </draw:frame>
        <draw:custom-shape draw:style-name="gr22" draw:text-style-name="P1" draw:layer="layout" svg:width="13.7cm" svg:height="0.816cm" svg:x="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23.214cm" svg:y="9.93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486cm" svg:height="0.815cm" svg:x="14.014cm" svg:y="9.93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14cm" svg:y1="10.99cm" svg:x2="18.5cm" svg:y2="10.99cm">
          <text:p/>
        </draw:line>
        <draw:frame draw:style-name="gr24" draw:text-style-name="P6" draw:layer="layout" svg:width="1.853cm" svg:height="0.991cm" svg:x="15.347cm" svg:y="11.008cm">
          <draw:text-box>
            <text:p text:style-name="P5">100</text:p>
          </draw:text-box>
        </draw:frame>
        <draw:line draw:style-name="gr5" draw:text-style-name="P4" draw:layer="layout" svg:x1="18.714cm" svg:y1="11.021cm" svg:x2="23.1cm" svg:y2="11.021cm">
          <text:p/>
        </draw:line>
        <draw:frame draw:style-name="gr24" draw:text-style-name="P6" draw:layer="layout" svg:width="1.853cm" svg:height="0.991cm" svg:x="19.947cm" svg:y="11.039cm">
          <draw:text-box>
            <text:p text:style-name="P5">100</text:p>
          </draw:text-box>
        </draw:frame>
        <draw:line draw:style-name="gr5" draw:text-style-name="P4" draw:layer="layout" svg:x1="23.314cm" svg:y1="10.952cm" svg:x2="27.7cm" svg:y2="10.952cm">
          <text:p/>
        </draw:line>
        <draw:frame draw:style-name="gr24" draw:text-style-name="P6" draw:layer="layout" svg:width="1.853cm" svg:height="0.991cm" svg:x="24.547cm" svg:y="10.97cm">
          <draw:text-box>
            <text:p text:style-name="P5">100</text:p>
          </draw:text-box>
        </draw:frame>
        <draw:line draw:style-name="gr25" draw:text-style-name="P4" draw:layer="layout" svg:x1="12.5cm" svg:y1="5.9cm" svg:x2="14cm" svg:y2="5.9cm">
          <text:p/>
        </draw:line>
        <draw:line draw:style-name="gr25" draw:text-style-name="P4" draw:layer="layout" svg:x1="12.5cm" svg:y1="10.3cm" svg:x2="14cm" svg:y2="10.3cm">
          <text:p/>
        </draw:line>
        <draw:frame draw:style-name="gr4" draw:text-style-name="P3" draw:layer="layout" svg:width="7.5cm" svg:height="0.962cm" svg:x="0.501cm" svg:y="3.138cm">
          <draw:text-box>
            <text:p><text:span text:style-name="T1">ba</text:span><text:span text:style-name="T1">sic</text:span><text:span text:style-name="T1">-2-</text:span><text:span text:style-name="T1">loc</text:span><text:span text:style-name="T1">i</text:span>_test.gff3</text:p>
          </draw:text-box>
        </draw:frame>
        <draw:frame draw:style-name="gr4" draw:text-style-name="P3" draw:layer="layout" svg:width="7.5cm" svg:height="0.962cm" svg:x="0.501cm" svg:y="12.338cm">
          <draw:text-box>
            <text:p><text:span text:style-name="T1">ide</text:span><text:span text:style-name="T1">nti</text:span><text:span text:style-name="T1">cal</text:span><text:span text:style-name="T1">-2-</text:span><text:span text:style-name="T1">loc</text:span><text:span text:style-name="T1">i</text:span>_test.gff3</text:p>
          </draw:text-box>
        </draw:frame>
        <draw:frame draw:style-name="gr9" draw:text-style-name="P3" draw:layer="layout" svg:width="6cm" svg:height="1.673cm" svg:x="18.2cm" svg:y="13.101cm">
          <draw:text-box>
            <text:p>Identity : 150/150 = 100 %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6" draw:text-style-name="P2" draw:layer="layout" svg:width="2.7cm" svg:height="0.7cm" svg:x="20.5cm" svg:y="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cm" svg:height="0.962cm" svg:x="23.5cm" svg:y="1cm">
          <draw:text-box>
            <text:p>Exon</text:p>
          </draw:text-box>
        </draw:frame>
        <draw:custom-shape draw:style-name="gr26" draw:text-style-name="P2" draw:layer="layout" svg:width="3.8cm" svg:height="0.7cm" svg:x="0.7cm" svg:y="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5.5cm" svg:y="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10.5cm" svg:y="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16.5cm" svg:y="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22.5cm" svg:y="3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2.2cm" svg:y="5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7cm" svg:y="5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12cm" svg:y="5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16.5cm" svg:y="5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2cm" svg:height="0.7cm" svg:x="21.4cm" svg:y="5.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3cm" svg:height="0.7cm" svg:x="25.1cm" svg:y="5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3.6cm" svg:height="0.7cm" svg:x="0.6cm" svg:y="10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16.4cm" svg:y="10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cm" svg:height="0.7cm" svg:x="21.3cm" svg:y="12.5cm">
          <text:p/>
          <draw:enhanced-geometry svg:viewBox="0 0 21600 21600" draw:type="rectangle" draw:enhanced-path="M 0 0 L 21600 0 21600 21600 0 21600 0 0 Z N"/>
        </draw:custom-shape>
        <draw:frame draw:style-name="gr31" draw:text-style-name="P13" draw:layer="layout" svg:width="17.999cm" svg:height="2.384cm" svg:x="0.501cm" svg:y="7.938cm">
          <draw:text-box>
            <text:p text:style-name="P12"><text:span text:style-name="T6">Expecte</text:span><text:span text:style-name="T6">d </text:span><text:span text:style-name="T6">annotati</text:span><text:span text:style-name="T6">ons </text:span><text:span text:style-name="T6">after </text:span><text:span text:style-name="T6">use of </text:span><text:span text:style-name="T6">fuse_su</text:span><text:span text:style-name="T6">perloci(</text:span><text:span text:style-name="T6">)</text:span></text:p>
          </draw:text-box>
        </draw:frame>
        <draw:line draw:style-name="gr25" draw:text-style-name="P4" draw:layer="layout" svg:x1="4.5cm" svg:y1="3.8cm" svg:x2="5.5cm" svg:y2="3.8cm">
          <text:p/>
        </draw:line>
        <draw:line draw:style-name="gr25" draw:text-style-name="P4" draw:layer="layout" svg:x1="9.3cm" svg:y1="3.8cm" svg:x2="10.5cm" svg:y2="3.8cm">
          <text:p/>
        </draw:line>
        <draw:line draw:style-name="gr25" draw:text-style-name="P4" draw:layer="layout" svg:x1="14.3cm" svg:y1="3.8cm" svg:x2="16.5cm" svg:y2="3.8cm">
          <text:p/>
        </draw:line>
        <draw:line draw:style-name="gr25" draw:text-style-name="P4" draw:layer="layout" svg:x1="20.3cm" svg:y1="3.8cm" svg:x2="22.5cm" svg:y2="3.8cm">
          <text:p/>
        </draw:line>
        <draw:line draw:style-name="gr25" draw:text-style-name="P4" draw:layer="layout" svg:x1="6cm" svg:y1="6.3cm" svg:x2="7cm" svg:y2="6.3cm">
          <text:p/>
        </draw:line>
        <draw:line draw:style-name="gr25" draw:text-style-name="P4" draw:layer="layout" svg:x1="10.8cm" svg:y1="6.3cm" svg:x2="12cm" svg:y2="6.3cm">
          <text:p/>
        </draw:line>
        <draw:line draw:style-name="gr25" draw:text-style-name="P4" draw:layer="layout" svg:x1="15.8cm" svg:y1="6.3cm" svg:x2="16.5cm" svg:y2="6.3cm">
          <text:p/>
        </draw:line>
        <draw:line draw:style-name="gr25" draw:text-style-name="P4" draw:layer="layout" svg:x1="20.3cm" svg:y1="6.3cm" svg:x2="21.4cm" svg:y2="6.3cm">
          <text:p/>
        </draw:line>
        <draw:line draw:style-name="gr25" draw:text-style-name="P4" draw:layer="layout" svg:x1="24.6cm" svg:y1="6.3cm" svg:x2="25.1cm" svg:y2="6.3cm">
          <text:p/>
        </draw:line>
        <draw:line draw:style-name="gr25" draw:text-style-name="P4" draw:layer="layout" svg:x1="14.2cm" svg:y1="10.5cm" svg:x2="16.4cm" svg:y2="10.5cm">
          <text:p/>
        </draw:line>
        <draw:custom-shape draw:style-name="gr26" draw:text-style-name="P2" draw:layer="layout" svg:width="3.8cm" svg:height="0.7cm" svg:x="16.4cm" svg:y="12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3.8cm" svg:height="0.7cm" svg:x="22.5cm" svg:y="10.1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20.3cm" svg:y1="10.5cm" svg:x2="22.5cm" svg:y2="10.5cm">
          <text:p/>
        </draw:line>
        <draw:line draw:style-name="gr25" draw:text-style-name="P4" draw:layer="layout" svg:x1="20.2cm" svg:y1="12.9cm" svg:x2="21.3cm" svg:y2="12.9cm">
          <text:p/>
        </draw:line>
        <draw:custom-shape draw:style-name="gr29" draw:text-style-name="P2" draw:layer="layout" svg:width="13.6cm" svg:height="0.7cm" svg:x="2.2cm" svg:y="12.5cm">
          <text:p/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5.8cm" svg:y1="12.9cm" svg:x2="16.4cm" svg:y2="12.9cm">
          <text:p/>
        </draw:line>
        <draw:frame draw:style-name="gr31" draw:text-style-name="P3" draw:layer="layout" svg:width="15.499cm" svg:height="2.384cm" svg:x="1.102cm" svg:y="9.038cm">
          <draw:text-box>
            <text:p>overlapping-loci_test.gff3</text:p>
          </draw:text-box>
        </draw:frame>
        <draw:frame draw:style-name="gr31" draw:text-style-name="P3" draw:layer="layout" svg:width="15.499cm" svg:height="2.384cm" svg:x="1.103cm" svg:y="11.438cm">
          <draw:text-box>
            <text:p>overlapping-loci-alt_test.gff3</text:p>
          </draw:text-box>
        </draw:frame>
        <draw:frame draw:style-name="gr31" draw:text-style-name="P3" draw:layer="layout" svg:width="15.499cm" svg:height="2.384cm" svg:x="1.102cm" svg:y="2.338cm">
          <draw:text-box>
            <text:p>overlapping-loci_test.gff3</text:p>
          </draw:text-box>
        </draw:frame>
        <draw:frame draw:style-name="gr31" draw:text-style-name="P3" draw:layer="layout" svg:width="15.499cm" svg:height="2.384cm" svg:x="1.103cm" svg:y="4.838cm">
          <draw:text-box>
            <text:p>overlapping-loci-alt_test.gff3</text:p>
          </draw:text-box>
        </draw:frame>
        <presentation:notes draw:style-name="dp1">
          <draw:page-thumbnail draw:style-name="gr8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3T14:33:27.671613545</meta:creation-date>
    <dc:date>2024-05-17T15:02:12.428572003</dc:date>
    <meta:editing-duration>PT4H1M25S</meta:editing-duration>
    <meta:editing-cycles>77</meta:editing-cycles>
    <meta:generator>LibreOffice/7.3.7.2$Linux_X86_64 LibreOffice_project/30$Build-2</meta:generator>
    <meta:document-statistic meta:object-count="417"/>
  </office:meta>
</office:document-meta>
</file>